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500000031A71C497F6B120CBC7.png" manifest:media-type="image/png"/>
  <manifest:file-entry manifest:full-path="Pictures/1000000100000167000001162599D6D3D1EEFD6F.png" manifest:media-type="image/png"/>
  <manifest:file-entry manifest:full-path="Pictures/1000000100000150000001350DF5955EF111996B.png" manifest:media-type="image/png"/>
  <manifest:file-entry manifest:full-path="Pictures/100000010000012D000001A7FDFC83972FD60E4B.png" manifest:media-type="image/png"/>
  <manifest:file-entry manifest:full-path="Pictures/10000001000004D0000002A2E069A98455B0A3E4.png" manifest:media-type="image/png"/>
  <manifest:file-entry manifest:full-path="Pictures/10000001000004F60000038FFAB0996860FD292B.png" manifest:media-type="image/png"/>
  <manifest:file-entry manifest:full-path="Pictures/10000001000005E6000003AEF45ADDA5085157E9.png" manifest:media-type="image/png"/>
  <manifest:file-entry manifest:full-path="Pictures/100000010000011C000000E429C1CA17A7E942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6.5319in" table:align="margins" style:writing-mode="lr-tb"/>
    </style:style>
    <style:style style:name="Table1.A" style:family="table-column">
      <style:table-column-properties style:column-width="2.1771in" style:rel-column-width="21845*"/>
    </style:style>
    <style:style style:name="Table1.A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fo:padding="0.0382in" fo:border-left="0.5pt solid #000000" fo:border-right="none" fo:border-top="none" fo:border-bottom="0.5pt solid #000000"/>
    </style:style>
    <style:style style:name="Table1.B13" style:family="table-cell">
      <style:table-cell-properties fo:padding="0.0382in" fo:border-left="0.5pt solid #000000" fo:border-right="none" fo:border-top="none" fo:border-bottom="0.5pt solid #000000"/>
    </style:style>
    <style:style style:name="Table1.C1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in" fo:border-left="none" fo:border-right="none" fo:border-top="none" fo:border-bottom="0.51pt solid #000000" style:shadow="none"/>
      <style:text-properties fo:language="pt" fo:country="BR" officeooo:paragraph-rsid="001fed77"/>
    </style:style>
    <style:style style:name="P2" style:family="paragraph" style:parent-style-name="Footer">
      <style:paragraph-properties fo:text-align="center" style:justify-single-word="false" fo:padding="0in" fo:border-left="none" fo:border-right="none" fo:border-top="0.51pt solid #000000" fo:border-bottom="none" style:shadow="none"/>
      <style:text-properties fo:language="pt" fo:country="BR"/>
    </style:style>
    <style:style style:name="P3" style:family="paragraph" style:parent-style-name="Header">
      <style:text-properties fo:language="pt" fo:country="BR"/>
    </style:style>
    <style:style style:name="P4" style:family="paragraph" style:parent-style-name="Footer">
      <style:text-properties fo:language="pt" fo:country="BR"/>
    </style:style>
    <style:style style:name="P5" style:family="paragraph" style:parent-style-name="Text_20_body_20_indent">
      <style:paragraph-properties fo:margin-left="0in" fo:margin-right="0in" fo:text-indent="0in" style:auto-text-indent="false"/>
      <style:text-properties fo:language="pt" fo:country="BR" style:language-complex="ar" style:country-complex="SA"/>
    </style:style>
    <style:style style:name="P6" style:family="paragraph" style:parent-style-name="Abstract_20_Text">
      <style:text-properties fo:language="pt" fo:country="BR" officeooo:paragraph-rsid="002c5def" style:language-complex="ar" style:country-complex="SA"/>
    </style:style>
    <style:style style:name="P7" style:family="paragraph" style:parent-style-name="Abstract_20_Title">
      <style:text-properties fo:language="pt" fo:country="BR" officeooo:paragraph-rsid="002c5def" style:language-complex="ar" style:country-complex="SA"/>
    </style:style>
    <style:style style:name="P8" style:family="paragraph" style:parent-style-name="Text_20_body_20_indent">
      <style:paragraph-properties fo:margin-left="0in" fo:margin-right="0in" fo:text-indent="0in" style:auto-text-indent="false"/>
      <style:text-properties fo:language="pt" fo:country="BR" officeooo:paragraph-rsid="002c5def" style:language-complex="ar" style:country-complex="SA"/>
    </style:style>
    <style:style style:name="P9" style:family="paragraph" style:parent-style-name="Text_20_body_20_indent">
      <style:paragraph-properties style:writing-mode="lr-tb"/>
      <style:text-properties fo:language="pt" fo:country="BR" officeooo:paragraph-rsid="002c5def" style:language-complex="ar" style:country-complex="SA"/>
    </style:style>
    <style:style style:name="P10" style:family="paragraph" style:parent-style-name="Standard">
      <style:paragraph-properties fo:text-align="justify" style:justify-single-word="false" fo:orphans="2" fo:widows="2" style:writing-mode="lr-tb"/>
      <style:text-properties fo:language="pt" fo:country="BR" officeooo:paragraph-rsid="002a88bc" style:language-complex="ar" style:country-complex="SA"/>
    </style:style>
    <style:style style:name="P11" style:family="paragraph" style:parent-style-name="Text_20_body_20_indent">
      <style:paragraph-properties style:writing-mode="lr-tb"/>
      <style:text-properties fo:language="pt" fo:country="BR" officeooo:rsid="00280d75" officeooo:paragraph-rsid="002c5def" style:language-complex="ar" style:country-complex="SA"/>
    </style:style>
    <style:style style:name="P12" style:family="paragraph" style:parent-style-name="Text_20_body_20_indent">
      <style:paragraph-properties style:writing-mode="lr-tb"/>
      <style:text-properties fo:language="pt" fo:country="BR" officeooo:paragraph-rsid="00259790" style:language-complex="ar" style:country-complex="SA"/>
    </style:style>
    <style:style style:name="P13" style:family="paragraph" style:parent-style-name="Text_20_body_20_indent">
      <style:paragraph-properties style:writing-mode="lr-tb"/>
      <style:text-properties fo:language="pt" fo:country="BR" officeooo:paragraph-rsid="002d0b7e" style:language-complex="ar" style:country-complex="SA"/>
    </style:style>
    <style:style style:name="P14" style:family="paragraph" style:parent-style-name="Text_20_body_20_indent">
      <style:paragraph-properties fo:text-indent="0in" style:auto-text-indent="false" style:writing-mode="lr-tb"/>
      <style:text-properties fo:language="pt" fo:country="BR" officeooo:paragraph-rsid="002d0b7e" style:language-complex="ar" style:country-complex="SA"/>
    </style:style>
    <style:style style:name="P15" style:family="paragraph" style:parent-style-name="Table_20_Contents">
      <style:paragraph-properties fo:text-align="center" style:justify-single-word="false" style:writing-mode="lr-tb"/>
      <style:text-properties fo:language="pt" fo:country="BR" fo:font-weight="bold" officeooo:rsid="00259790" officeooo:paragraph-rsid="0025979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fo:font-weight="bold" officeooo:rsid="00259790" officeooo:paragraph-rsid="00259790" style:font-weight-asian="bold" style:font-weight-complex="bold"/>
    </style:style>
    <style:style style:name="P17" style:family="paragraph" style:parent-style-name="IEEE_20_Author_20_Affiliation">
      <style:text-properties fo:language="pt" fo:country="BR"/>
    </style:style>
    <style:style style:name="P18" style:family="paragraph" style:parent-style-name="IEEE_20_Author_20_Affiliation">
      <style:text-properties fo:language="pt" fo:country="BR" officeooo:paragraph-rsid="001c544a"/>
    </style:style>
    <style:style style:name="P19" style:family="paragraph" style:parent-style-name="IEEE_20_Author_20_Email">
      <style:text-properties fo:language="pt" fo:country="BR" officeooo:paragraph-rsid="0026b046"/>
    </style:style>
    <style:style style:name="P20" style:family="paragraph" style:parent-style-name="IEEE_20_Author_20_Name">
      <style:text-properties fo:language="pt" fo:country="BR"/>
    </style:style>
    <style:style style:name="P21" style:family="paragraph" style:parent-style-name="Standard">
      <style:text-properties fo:language="pt" fo:country="BR" fo:font-style="italic" officeooo:paragraph-rsid="002c5def" style:font-style-asian="italic" style:language-complex="ar" style:country-complex="SA"/>
    </style:style>
    <style:style style:name="P22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8254a" style:font-name-asian="Times New Roman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d0b7e" style:font-name-asian="Times New Roman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bold" officeooo:rsid="0026b046" officeooo:paragraph-rsid="0028254a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26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normal" officeooo:rsid="0026b046" officeooo:paragraph-rsid="0026b046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27" style:family="paragraph" style:parent-style-name="Figure_20_and_20_Caption_20_Captions">
      <style:paragraph-properties fo:orphans="2" fo:widows="2" style:writing-mode="lr-tb"/>
      <style:text-properties style:use-window-font-color="true" loext:opacity="0%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Figure_20_and_20_Caption_20_Captions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29" style:family="paragraph" style:parent-style-name="Text_20_body_20_indent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30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31" style:family="paragraph" style:parent-style-name="Text_20_body_20_indent">
      <style:text-properties fo:font-size="10pt" fo:language="pt" fo:country="BR" officeooo:rsid="00259790" officeooo:paragraph-rsid="002c5def" style:font-size-asian="10pt" style:language-complex="ar" style:country-complex="SA"/>
    </style:style>
    <style:style style:name="P32" style:family="paragraph" style:parent-style-name="Text_20_body_20_indent">
      <style:paragraph-properties style:writing-mode="lr-tb"/>
      <style:text-properties fo:font-size="10pt" fo:language="pt" fo:country="BR" officeooo:rsid="002d0b7e" officeooo:paragraph-rsid="002d0b7e" style:font-size-asian="10pt" style:font-size-complex="10pt" style:language-complex="ar" style:country-complex="SA"/>
    </style:style>
    <style:style style:name="P33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font-size-complex="10pt" style:language-complex="ar" style:country-complex="SA"/>
    </style:style>
    <style:style style:name="P34" style:family="paragraph" style:parent-style-name="Figure">
      <style:paragraph-properties fo:margin-top="0.1228in" fo:margin-bottom="0.1228in" style:contextual-spacing="false" fo:text-align="center" style:justify-single-word="false"/>
      <style:text-properties style:font-name="Arial" fo:font-size="10pt" fo:font-style="normal" fo:font-weight="bold" officeooo:paragraph-rsid="0026b046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Figure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6" style:family="paragraph" style:parent-style-name="IEEE_20_Author_20_Affiliation">
      <style:text-properties fo:font-size="12pt" fo:language="pt" fo:country="BR" style:font-size-asian="12pt"/>
    </style:style>
    <style:style style:name="P37" style:family="paragraph" style:parent-style-name="Standard">
      <style:paragraph-properties fo:text-align="justify" style:justify-single-word="false" fo:orphans="2" fo:widows="2" style:writing-mode="lr-tb"/>
      <style:text-properties officeooo:paragraph-rsid="0026b046"/>
    </style:style>
    <style:style style:name="P38" style:family="paragraph" style:parent-style-name="Standard">
      <style:paragraph-properties fo:text-align="justify" style:justify-single-word="false" fo:orphans="2" fo:widows="2" style:writing-mode="lr-tb"/>
      <style:text-properties officeooo:paragraph-rsid="002a88bc"/>
    </style:style>
    <style:style style:name="P39" style:family="paragraph" style:parent-style-name="Standard">
      <style:paragraph-properties fo:margin-top="0in" fo:margin-bottom="0in" style:contextual-spacing="false" fo:text-align="justify" style:justify-single-word="false" fo:orphans="2" fo:widows="2" style:writing-mode="lr-tb"/>
      <style:text-properties officeooo:paragraph-rsid="002c5def"/>
    </style:style>
    <style:style style:name="P40" style:family="paragraph" style:parent-style-name="Standard">
      <style:paragraph-properties fo:text-align="justify" style:justify-single-word="false" fo:orphans="2" fo:widows="2" style:writing-mode="lr-tb"/>
      <style:text-properties fo:font-weight="normal" officeooo:rsid="0026b046" officeooo:paragraph-rsid="0026b046" style:font-weight-asian="normal" style:font-weight-complex="normal"/>
    </style:style>
    <style:style style:name="P41" style:family="paragraph" style:parent-style-name="Standard">
      <style:paragraph-properties fo:text-align="justify" style:justify-single-word="false" fo:orphans="2" fo:widows="2" style:writing-mode="lr-tb"/>
      <style:text-properties fo:font-weight="bold" officeooo:paragraph-rsid="0026b046" style:font-weight-asian="bold" style:font-weight-complex="bold"/>
    </style:style>
    <style:style style:name="P42" style:family="paragraph" style:parent-style-name="Standard">
      <style:paragraph-properties fo:text-align="justify" style:justify-single-word="false" fo:orphans="2" fo:widows="2" style:writing-mode="lr-tb"/>
      <style:text-properties fo:font-weight="bold" officeooo:paragraph-rsid="002d2311" style:font-weight-asian="bold" style:font-weight-complex="bold"/>
    </style:style>
    <style:style style:name="P43" style:family="paragraph" style:parent-style-name="Standard">
      <style:paragraph-properties fo:text-align="justify" style:justify-single-word="false" fo:orphans="2" fo:widows="2" fo:break-before="page" style:writing-mode="lr-tb"/>
      <style:text-properties fo:font-weight="bold" officeooo:paragraph-rsid="002d2311" style:font-weight-asian="bold" style:font-weight-complex="bold"/>
    </style:style>
    <style:style style:name="P44" style:family="paragraph" style:parent-style-name="Abstract_20_Text">
      <style:text-properties fo:language="pt" fo:country="BR" officeooo:rsid="002d58fe" officeooo:paragraph-rsid="002e3085" style:language-complex="ar" style:country-complex="SA"/>
    </style:style>
    <style:style style:name="P45" style:family="paragraph" style:parent-style-name="IEEE_20_Title" style:master-page-name="Standard">
      <style:paragraph-properties style:page-number="auto"/>
      <style:text-properties fo:language="pt" fo:country="BR" officeooo:rsid="00259790" officeooo:paragraph-rsid="00259790"/>
    </style:style>
    <style:style style:name="P46" style:family="paragraph" style:parent-style-name="Figure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7" style:family="paragraph" style:parent-style-name="Heading_20_1" style:list-style-name="Numbering_20_1">
      <style:text-properties fo:language="pt" fo:country="BR" officeooo:paragraph-rsid="002c5def" style:language-complex="ar" style:country-complex="SA"/>
    </style:style>
    <style:style style:name="P48" style:family="paragraph" style:parent-style-name="Heading_20_1" style:list-style-name="Numbering_20_1">
      <style:text-properties fo:language="pt" fo:country="BR" officeooo:paragraph-rsid="002e3085" style:language-complex="ar" style:country-complex="SA"/>
    </style:style>
    <style:style style:name="P49" style:family="paragraph" style:parent-style-name="Heading_20_1" style:list-style-name="Numbering_20_1">
      <style:text-properties fo:language="pt" fo:country="BR" officeooo:rsid="002e3085" officeooo:paragraph-rsid="002e3085" style:language-complex="ar" style:country-complex="SA"/>
    </style:style>
    <style:style style:name="P50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c5def" style:font-name-asian="Times New Roman" style:font-name-complex="Times New Roman" style:font-size-complex="10pt" style:language-complex="ar" style:country-complex="SA"/>
    </style:style>
    <style:style style:name="P51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52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c5def" style:font-name-asian="Times New Roman" style:font-name-complex="Times New Roman" style:font-size-complex="10pt" style:language-complex="ar" style:country-complex="SA"/>
    </style:style>
    <style:style style:name="P53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54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6fab9" officeooo:paragraph-rsid="002c5def" style:font-name-asian="Times New Roman" style:font-name-complex="Times New Roman" style:font-size-complex="10pt" style:language-complex="ar" style:country-complex="SA"/>
    </style:style>
    <style:style style:name="P55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bold" officeooo:rsid="0028254a" officeooo:paragraph-rsid="00259790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56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fo:font-weight="bold" officeooo:rsid="0028254a" officeooo:paragraph-rsid="002e3085" style:font-name-asian="Times New Roman" style:font-weight-asian="bold" style:font-name-complex="Times New Roman" style:font-size-complex="10pt" style:language-complex="ar" style:country-complex="SA" style:font-weight-complex="bold"/>
    </style:style>
    <style:style style:name="P57" style:family="paragraph" style:parent-style-name="Standard" style:list-style-name="L2">
      <style:paragraph-properties fo:text-align="justify" style:justify-single-word="false" fo:orphans="2" fo:widows="2" style:writing-mode="lr-tb"/>
      <style:text-properties fo:font-weight="bold" officeooo:paragraph-rsid="0026b046" style:font-weight-asian="bold" style:font-weight-complex="bold"/>
    </style:style>
    <style:style style:name="P58" style:family="paragraph" style:parent-style-name="Standard">
      <style:text-properties fo:language="pt" fo:country="BR" officeooo:rsid="002e3085" officeooo:paragraph-rsid="002e3085" style:language-complex="ar" style:country-complex="SA"/>
    </style:style>
    <style:style style:name="P59" style:family="paragraph" style:parent-style-name="Standard">
      <style:paragraph-properties style:writing-mode="lr-tb"/>
      <style:text-properties fo:language="pt" fo:country="BR" officeooo:rsid="002e3085" officeooo:paragraph-rsid="002e3085" style:language-complex="ar" style:country-complex="SA"/>
    </style:style>
    <style:style style:name="P60" style:family="paragraph" style:parent-style-name="Standard">
      <style:text-properties officeooo:paragraph-rsid="002e3085"/>
    </style:style>
    <style:style style:name="P61" style:family="paragraph" style:parent-style-name="Standard">
      <style:paragraph-properties style:writing-mode="lr-tb"/>
      <style:text-properties officeooo:paragraph-rsid="002e3085"/>
    </style:style>
    <style:style style:name="P62" style:family="paragraph" style:parent-style-name="Text_20_body_20_indent" style:list-style-name="L1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63" style:family="paragraph" style:parent-style-name="Text_20_body_20_indent" style:list-style-name="L1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64" style:family="paragraph" style:parent-style-name="Text_20_body_20_indent">
      <style:paragraph-properties fo:text-indent="0in" style:auto-text-indent="false" fo:break-before="page" style:writing-mode="lr-tb"/>
      <style:text-properties fo:font-size="10pt" fo:language="pt" fo:country="BR" officeooo:rsid="002d0b7e" officeooo:paragraph-rsid="002d0b7e" style:font-size-asian="10pt" style:font-size-complex="10pt" style:language-complex="ar" style:country-complex="SA"/>
    </style:style>
    <style:style style:name="T1" style:family="text">
      <style:text-properties officeooo:rsid="00259790"/>
    </style:style>
    <style:style style:name="T2" style:family="text">
      <style:text-properties officeooo:rsid="0026b046"/>
    </style:style>
    <style:style style:name="T3" style:family="text">
      <style:text-properties officeooo:rsid="001fed77"/>
    </style:style>
    <style:style style:name="T4" style:family="text">
      <style:text-properties officeooo:rsid="002281a7"/>
    </style:style>
    <style:style style:name="T5" style:family="text">
      <style:text-properties officeooo:rsid="001f9381"/>
    </style:style>
    <style:style style:name="T6" style:family="text">
      <style:text-properties officeooo:rsid="00203626"/>
    </style:style>
    <style:style style:name="T7" style:family="text">
      <style:text-properties officeooo:rsid="0023ab2e"/>
    </style:style>
    <style:style style:name="T8" style:family="text">
      <style:text-properties officeooo:rsid="001c544a"/>
    </style:style>
    <style:style style:name="T9" style:family="text">
      <style:text-properties fo:font-size="10pt" officeooo:rsid="002d0b7e" style:font-size-asian="10pt" style:font-size-complex="10pt"/>
    </style:style>
    <style:style style:name="T10" style:family="text">
      <style:text-properties style:font-name="Times New Roman" fo:font-weight="normal" style:font-name-asian="Times New Roman" style:language-asian="pt" style:country-asian="BR" style:font-name-complex="Times New Roman" style:language-complex="ar" style:country-complex="SA"/>
    </style:style>
    <style:style style:name="T11" style:family="text">
      <style:text-properties style:font-name="Times New Roman" fo:font-weight="normal" officeooo:rsid="00280d75" style:font-name-asian="Times New Roman" style:language-asian="pt" style:country-asian="BR" style:font-name-complex="Times New Roman" style:language-complex="ar" style:country-complex="SA"/>
    </style:style>
    <style:style style:name="T12" style:family="text">
      <style:text-properties style:font-name="Times New Roman" fo:font-style="italic" fo:font-weight="normal" style:font-name-asian="Times New Roman" style:language-asian="pt" style:country-asian="BR" style:font-name-complex="Times New Roman" style:language-complex="ar" style:country-complex="SA"/>
    </style:style>
    <style:style style:name="T13" style:family="text">
      <style:text-properties style:font-name="Times New Roman" fo:font-size="9pt" fo:language="pt" fo:country="BR" fo:font-weight="normal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T14" style:family="text">
      <style:text-properties style:font-name="Times New Roman" fo:font-size="9pt" fo:language="pt" fo:country="BR" fo:font-weight="normal" officeooo:rsid="00280d75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T15" style:family="text">
      <style:text-properties style:text-position="super 58%"/>
    </style:style>
    <style:style style:name="T16" style:family="text">
      <style:text-properties style:language-complex="ar" style:country-complex="S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b046" style:font-weight-asian="bold" style:font-weight-complex="bold"/>
    </style:style>
    <style:style style:name="T19" style:family="text">
      <style:text-properties fo:font-weight="bold" officeooo:rsid="0028254a" style:font-weight-asian="bold" style:font-weight-complex="bold"/>
    </style:style>
    <style:style style:name="T20" style:family="text">
      <style:text-properties fo:font-weight="bold" officeooo:rsid="002c5def" style:font-weight-asian="bold" style:font-weight-complex="bold"/>
    </style:style>
    <style:style style:name="T21" style:family="text">
      <style:text-properties fo:font-weight="bold" officeooo:rsid="002e3085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6b046" style:font-weight-asian="normal" style:font-weight-complex="normal"/>
    </style:style>
    <style:style style:name="T24" style:family="text">
      <style:text-properties fo:font-weight="normal" officeooo:rsid="0028254a" style:font-weight-asian="normal" style:font-weight-complex="normal"/>
    </style:style>
    <style:style style:name="T25" style:family="text">
      <style:text-properties fo:font-weight="normal" officeooo:rsid="002d0b7e" style:font-weight-asian="normal" style:font-weight-complex="normal"/>
    </style:style>
    <style:style style:name="T26" style:family="text">
      <style:text-properties fo:font-weight="normal" officeooo:rsid="002d2311" style:font-weight-asian="normal" style:font-weight-complex="normal"/>
    </style:style>
    <style:style style:name="T27" style:family="text">
      <style:text-properties fo:font-weight="normal" officeooo:rsid="002e3085" style:font-weight-asian="normal" style:font-weight-complex="normal"/>
    </style:style>
    <style:style style:name="T28" style:family="text">
      <style:text-properties officeooo:rsid="0028254a"/>
    </style:style>
    <style:style style:name="T29" style:family="text">
      <style:text-properties officeooo:rsid="00280d75"/>
    </style:style>
    <style:style style:name="T30" style:family="text">
      <style:text-properties fo:font-style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2e3085" style:font-style-asian="italic" style:font-style-complex="italic"/>
    </style:style>
    <style:style style:name="T33" style:family="text">
      <style:text-properties fo:font-style="italic" officeooo:rsid="00280d75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officeooo:rsid="002d0b7e"/>
    </style:style>
    <style:style style:name="T36" style:family="text">
      <style:text-properties officeooo:rsid="002e3085"/>
    </style:style>
    <style:style style:name="T37" style:family="text">
      <style:text-properties fo:language="pt" fo:country="BR" officeooo:rsid="002e3085" style:language-complex="ar" style:country-complex="SA"/>
    </style:style>
    <style:style style:name="T38" style:family="text">
      <style:text-properties style:use-window-font-color="true" loext:opacity="0%" style:font-name="Times New Roman" fo:font-weight="bold" style:font-name-asian="Times New Roman" style:font-weight-asian="bold" style:font-name-complex="Times New Roman" style:font-size-complex="10pt" style:font-weight-complex="bold"/>
    </style:style>
    <style:style style:name="T39" style:family="text">
      <style:text-properties style:use-window-font-color="true" loext:opacity="0%" style:font-name="Times New Roman" fo:font-weight="bold" officeooo:rsid="0028254a" style:font-name-asian="Times New Roman" style:font-weight-asian="bold" style:font-name-complex="Times New Roman" style:font-size-complex="10pt" style:font-weight-complex="bold"/>
    </style:style>
    <style:style style:name="T40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 fo:padding="0.0193in" fo:border="0.06pt solid #ffffff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4" text:separation-character="." text:name="Figure"/>
      </text:sequence-decls>
      <text:p text:style-name="P45">Arquitetura de Computadores</text:p>
      <text:p text:style-name="P20"><text:span text:style-name="T7">João Victor Briganti de Oliveira</text:span><text:span text:style-name="T15">1</text:span>, <text:span text:style-name="T2">Luiz Gustavo Takeda</text:span><text:span text:style-name="T15">2</text:span></text:p>
      <text:p text:style-name="P17">Universidade Tecnológica Federal do Paraná – UTFPR</text:p>
      <text:p text:style-name="P18"><text:span text:style-name="T8">CO</text:span><text:span text:style-name="T3">CIC</text:span><text:span text:style-name="T8"> – Coordenação d</text:span><text:span text:style-name="T5">o Curso </text:span><text:span text:style-name="T3">de Bacharelado em Ciência da Computação</text:span><text:line-break/>Campo Mourão, Paraná, Brasil</text:p>
      <text:p text:style-name="P19"><text:span text:style-name="T15">1</text:span><text:span text:style-name="T7">joliveira.2022</text:span>@<text:span text:style-name="T7">alunos.utfpr.edu</text:span>.br<text:line-break/><text:span text:style-name="T15">2</text:span>luiztakeda@alunos.utfpr.edu.br </text:p>
      <text:p text:style-name="P36"/>
      <text:section text:style-name="Sect1" text:name="Seção1">
        <text:p text:style-name="P7">Resumo</text:p>
        <text:p text:style-name="P21"/>
        <text:p text:style-name="P44">Especificações e escolhas dos meios para <text:span text:style-name="T36">a implementação da arquitetura MIPS(</text:span><text:span text:style-name="T29">Microprocessor without Interlocked Pipeline Stages) </text:span><text:span text:style-name="T36">utilizando o simulador Logisim.</text:span></text:p>
        <text:p text:style-name="P6"/>
        <text:list text:style-name="Numbering_20_1">
          <text:list-item>
            <text:p text:style-name="P47">Introdução</text:p>
          </text:list-item>
        </text:list>
        <text:p text:style-name="P8"/>
        <text:p text:style-name="P9"><text:span text:style-name="T7">O presente trabalho serve como documentação para </text:span><text:span text:style-name="T1">a arquitetura </text:span><text:span text:style-name="T7">criad</text:span><text:span text:style-name="T1">a</text:span><text:span text:style-name="T7"> para a turma de</text:span><text:span text:style-name="T5"> </text:span><text:span text:style-name="T6">Arquitetura e Organização de Computadores </text:span><text:span text:style-name="T7">de 2023. A arquitetura sendo construída tem 32-bits, </text:span><text:span text:style-name="T1">e </text:span><text:span text:style-name="T29">segue o modelo da arquitetura MIPS(</text:span><text:span text:style-name="T33">Microprocessor without Interlocked Pipeline Stages</text:span><text:span text:style-name="T29">) [1]. </text:span></text:p>
        <text:p text:style-name="P11">Para a montagem da arquitetura foi utilizado o simulador Logisim [2], uma ferramenta usada para simulação de circuitos digitais. </text:p>
        <text:p text:style-name="P11">A sessão 2 trás a implementação do banco de registradores e seus detalhes, a sessão 3 trás a implementação da ULA(Unidade Lógica Aritmética), <text:span text:style-name="T36">a sessão 4 mostra detalhes da implementação da memória de instruções, a sessão 5 a implementação da memória de dadaos, a sessão 6 o decodificador de instruções e por fim a sessão 7 o decodificador de instruções</text:span>.</text:p>
        <text:p text:style-name="P9"/>
        <text:list xml:id="list172331125769666" text:continue-numbering="true" text:style-name="Numbering_20_1">
          <text:list-item>
            <text:p text:style-name="P50"><text:span text:style-name="T29">Banco de</text:span> Registradores </text:p>
            <text:p text:style-name="P52"/>
          </text:list-item>
        </text:list>
        <text:p text:style-name="P31">Para os registradores o modelo do MIPS será usado, onde temos 32 registradores que são divididos entre salvos, temporários e especiais. A tabela [1] abaixo exemplifica a divisão e nomenclatura desses registradores:</text:p>
        <text:p text:style-name="P28">Tabela <text:sequence text:ref-name="refTable0" text:name="Table" text:formula="ooow:Table+1" style:num-format="1">1</text:sequence>: Lista e Descrição dos Registradores</text:p>
        <table:table table:name="Table1" table:style-name="Table1">
          <table:table-column table:style-name="Table1.A" table:number-columns-repeated="3"/>
          <table:table-row>
            <table:table-cell table:style-name="Table1.A1" table:number-columns-spanned="3" office:value-type="string">
              <text:p text:style-name="P15">Lista de Registradores</text:p>
            </table:table-cell>
            <table:covered-table-cell/>
            <table:covered-table-cell/>
          </table:table-row>
          <table:table-row>
            <table:table-cell table:style-name="Table1.A2" office:value-type="string">
              <text:p text:style-name="P16">Registradores</text:p>
            </table:table-cell>
            <table:table-cell table:style-name="Table1.A2" office:value-type="string">
              <text:p text:style-name="P16">Nome</text:p>
            </table:table-cell>
            <table:table-cell table:style-name="Table1.C2" office:value-type="string">
              <text:p text:style-name="P16">Descrição</text:p>
            </table:table-cell>
          </table:table-row>
          <table:table-row>
            <table:table-cell table:style-name="Table1.A3" office:value-type="string">
              <text:p text:style-name="P16">$0</text:p>
            </table:table-cell>
            <table:table-cell table:style-name="Table1.B3" office:value-type="string">
              <text:p text:style-name="P16">$zero</text:p>
            </table:table-cell>
            <table:table-cell table:style-name="Table1.C3" office:value-type="string">
              <text:p text:style-name="P16">Sempre zero</text:p>
            </table:table-cell>
          </table:table-row>
          <table:table-row>
            <table:table-cell table:style-name="Table1.A3" office:value-type="string">
              <text:p text:style-name="P16">$1</text:p>
            </table:table-cell>
            <table:table-cell table:style-name="Table1.B3" office:value-type="string">
              <text:p text:style-name="P16">$at</text:p>
            </table:table-cell>
            <table:table-cell table:style-name="Table1.C3" office:value-type="string">
              <text:p text:style-name="P16">Reservado para o montador</text:p>
            </table:table-cell>
          </table:table-row>
          <table:table-row>
            <table:table-cell table:style-name="Table1.A3" office:value-type="string">
              <text:p text:style-name="P16">$2-$3</text:p>
            </table:table-cell>
            <table:table-cell table:style-name="Table1.B3" office:value-type="string">
              <text:p text:style-name="P16">$v0,$v1</text:p>
            </table:table-cell>
            <table:table-cell table:style-name="Table1.C3" office:value-type="string">
              <text:p text:style-name="P16">Valores de retorno</text:p>
            </table:table-cell>
          </table:table-row>
          <table:table-row>
            <table:table-cell table:style-name="Table1.A3" office:value-type="string">
              <text:p text:style-name="P16">$4-$7</text:p>
            </table:table-cell>
            <table:table-cell table:style-name="Table1.B3" office:value-type="string">
              <text:p text:style-name="P16">$a0-$a3</text:p>
            </table:table-cell>
            <table:table-cell table:style-name="Table1.C3" office:value-type="string">
              <text:p text:style-name="P16">Argumento(s) da função</text:p>
            </table:table-cell>
          </table:table-row>
          <table:table-row>
            <table:table-cell table:style-name="Table1.A3" office:value-type="string">
              <text:p text:style-name="P16">$8-$15 e $24-$25</text:p>
            </table:table-cell>
            <table:table-cell table:style-name="Table1.B3" office:value-type="string">
              <text:p text:style-name="P16">$t0-$t7 e $t8-$t9</text:p>
            </table:table-cell>
            <table:table-cell table:style-name="Table1.C3" office:value-type="string">
              <text:p text:style-name="P16">Registradores Temporários</text:p>
            </table:table-cell>
          </table:table-row>
          <table:table-row>
            <table:table-cell table:style-name="Table1.A3" office:value-type="string">
              <text:p text:style-name="P16">$16-$23</text:p>
            </table:table-cell>
            <table:table-cell table:style-name="Table1.B3" office:value-type="string">
              <text:p text:style-name="P16">$s0-$s7</text:p>
            </table:table-cell>
            <table:table-cell table:style-name="Table1.C3" office:value-type="string">
              <text:p text:style-name="P16"><text:span text:style-name="T16">Registradores</text:span> Salvos</text:p>
            </table:table-cell>
          </table:table-row>
          <table:table-row>
            <table:table-cell table:style-name="Table1.A3" office:value-type="string">
              <text:p text:style-name="P16">$26-$27</text:p>
            </table:table-cell>
            <table:table-cell table:style-name="Table1.B3" office:value-type="string">
              <text:p text:style-name="P16">$k0-$k1</text:p>
            </table:table-cell>
            <table:table-cell table:style-name="Table1.C3" office:value-type="string">
              <text:p text:style-name="P16">Reservado para o Kernel</text:p>
            </table:table-cell>
          </table:table-row>
          <table:table-row>
            <table:table-cell table:style-name="Table1.A3" office:value-type="string">
              <text:p text:style-name="P16">$28</text:p>
            </table:table-cell>
            <table:table-cell table:style-name="Table1.B3" office:value-type="string">
              <text:p text:style-name="P16">$gp</text:p>
            </table:table-cell>
            <table:table-cell table:style-name="Table1.C3" office:value-type="string">
              <text:p text:style-name="P16">Ponteiro Global</text:p>
            </table:table-cell>
          </table:table-row>
          <text:soft-page-break/>
          <table:table-row>
            <table:table-cell table:style-name="Table1.A3" office:value-type="string">
              <text:p text:style-name="P16">$29</text:p>
            </table:table-cell>
            <table:table-cell table:style-name="Table1.B3" office:value-type="string">
              <text:p text:style-name="P16">$sp</text:p>
            </table:table-cell>
            <table:table-cell table:style-name="Table1.C3" office:value-type="string">
              <text:p text:style-name="P16">Ponteiro de Pilha</text:p>
            </table:table-cell>
          </table:table-row>
          <table:table-row>
            <table:table-cell table:style-name="Table1.A3" office:value-type="string">
              <text:p text:style-name="P16">$30</text:p>
            </table:table-cell>
            <table:table-cell table:style-name="Table1.B3" office:value-type="string">
              <text:p text:style-name="P16">$fp</text:p>
            </table:table-cell>
            <table:table-cell table:style-name="Table1.C3" office:value-type="string">
              <text:p text:style-name="P16">Ponteiro de Frame</text:p>
            </table:table-cell>
          </table:table-row>
          <table:table-row>
            <table:table-cell table:style-name="Table1.A13" office:value-type="string">
              <text:p text:style-name="P16">$31</text:p>
            </table:table-cell>
            <table:table-cell table:style-name="Table1.B13" office:value-type="string">
              <text:p text:style-name="P16">$ra</text:p>
            </table:table-cell>
            <table:table-cell table:style-name="Table1.C13" office:value-type="string">
              <text:p text:style-name="P16">Endereço de Retorno</text:p>
            </table:table-cell>
          </table:table-row>
        </table:table>
        <text:p text:style-name="P5"/>
        <text:p text:style-name="P29">O circuito do banco de registradores possui cinco entradas e duas saídas. Sendo elas:</text:p>
        <text:list text:style-name="L1">
          <text:list-item>
            <text:p text:style-name="P62"><text:span text:style-name="T17">LR1</text:span>: Load Register 1, entrada de 5-bits que especifica o primeiro registrador a ser lido.</text:p>
          </text:list-item>
          <text:list-item>
            <text:p text:style-name="P63"><text:span text:style-name="T17">LR2</text:span>: Load Register 2, entrada de 5-bits que especifica o segundo registrador a ser lido.</text:p>
          </text:list-item>
          <text:list-item>
            <text:p text:style-name="P62"><text:span text:style-name="T17">WR</text:span>: Write Register, entrada de 5-bits que especifica em qual registrador será escrito o WD</text:p>
          </text:list-item>
          <text:list-item>
            <text:p text:style-name="P62"><text:span text:style-name="T17">WD</text:span>: Write Data, entrada de 32-bits que traz os valores que serão escritos em um dos registradores.</text:p>
          </text:list-item>
          <text:list-item>
            <text:p text:style-name="P62"><text:span text:style-name="T17">EW</text:span>: Enable Write, bit que habilita/desabilita escrita de registrador. Em 0 desabilita e em 1 habilita.</text:p>
          </text:list-item>
        </text:list>
        <text:p text:style-name="P30">Na implementação desse banco foram usados 31 registradores, o registrador $zero por não permitir escrita e ser sempre o valor 0, foi “desligado” diretamente. Essa escolha de usar um registrador a menos se dá pela natureza do registrador $zero, e pelo fato de que montando o circuito dessa maneira se torna possível diminuir a complexidade do mesmo economizando em espaço e transistores. Para as demais partes do circuito temos a utilização de dois multiplexadores que são usados para o envio de dados nas portas LD1 e LD2 e um demutiplexador para habilitar a escrita de dados que é enviado na porta WD. Abaixo a figura [1] que ilustra com suas entradas:</text:p>
        <text:p text:style-name="P30"/>
        <text:p text:style-name="P30"><draw:frame draw:style-name="fr4" draw:name="Quadro14" text:anchor-type="paragraph" svg:width="3.0902in" draw:z-index="0"><draw:text-box fo:min-height="1.4846in"><text:p text:style-name="P27"><draw:frame draw:style-name="fr9" draw:name="Image1" text:anchor-type="char" svg:x="0.1575in" svg:y="0.0752in" svg:width="2.7362in" svg:height="1.9839in" draw:z-index="1"><draw:image xlink:href="Pictures/100000010000011C000000E429C1CA17A7E94297.png" xlink:type="simple" xlink:show="embed" xlink:actuate="onLoad" draw:mime-type="image/png"/></draw:frame></text:p><text:p text:style-name="P27">Figura <text:sequence text:ref-name="refFigure0" text:name="Figure" text:formula="ooow:Figure+1" style:num-format="1">1</text:sequence>: <text:span text:style-name="T1">Banco de Registradores</text:span></text:p></draw:text-box></draw:frame><text:s/></text:p>
        <text:p text:style-name="P33"/>
        <text:p text:style-name="P33"/>
        <text:p text:style-name="P32"/>
        <text:p text:style-name="P64"><text:tab/>Do circuito interno segue a figura[4]:</text:p>
        <text:p text:style-name="P14"><text:span text:style-name="T9"/></text:p>
        <text:p text:style-name="P13"><draw:frame draw:style-name="fr3" draw:name="Quadro3" text:anchor-type="char" svg:width="4.5665in" draw:z-index="6"><draw:text-box fo:min-height="2.5583in"><text:p text:style-name="P35"><draw:frame draw:style-name="fr7" draw:name="Figura 4" text:anchor-type="paragraph" svg:width="4.0181in" style:rel-width="88%" svg:height="2.2508in" style:rel-height="scale" draw:z-index="7"><draw:image xlink:href="Pictures/10000001000005E6000003AEF45ADDA5085157E9.png" xlink:type="simple" xlink:show="embed" xlink:actuate="onLoad" draw:mime-type="image/png"/></draw:frame>Figura <text:sequence text:ref-name="refFigure1" text:name="Figure" text:formula="ooow:Figure+1" style:num-format="1">2</text:sequence>: Circuito interno Banco de Registradores</text:p></draw:text-box></draw:frame></text:p>
        <text:p text:style-name="P12"/>
        <text:list xml:id="list172331232118198" text:continue-list="list172331125769666" text:style-name="Numbering_20_1">
          <text:list-item>
            <text:p text:style-name="P51">Unidade Lógica Aritmética</text:p>
          </text:list-item>
        </text:list>
        <text:p text:style-name="P22"/>
        <text:p text:style-name="P55"><text:tab/>3.1 Circuito</text:p>
        <text:p text:style-name="P22"/>
        <text:p text:style-name="P23"><text:span text:style-name="T19"><text:tab/></text:span><text:span text:style-name="T23">Para realizar as operações temos as seguintes entradas, </text:span><text:span text:style-name="T18">Operação </text:span><text:span text:style-name="T23">4bits responsável por selecionar qual operação vai ser utilizada,</text:span><text:span text:style-name="T18"> Shamt </text:span><text:span text:style-name="T23">5bits</text:span><text:span text:style-name="T18"> </text:span><text:span text:style-name="T23">utilizado para ditar quantas vezes será deslocado </text:span><text:span text:style-name="T26">nos</text:span><text:span text:style-name="T23"> comando</text:span><text:span text:style-name="T26">s</text:span><text:span text:style-name="T23"> </text:span><text:span text:style-name="T18">SLL</text:span><text:span text:style-name="T23"> e </text:span><text:span text:style-name="T18">SRL</text:span><text:span text:style-name="T23">, </text:span><text:span text:style-name="T18">A</text:span><text:span text:style-name="T23"> 32bits e </text:span><text:span text:style-name="T18">B</text:span><text:span text:style-name="T23"> 32bits</text:span><text:span text:style-name="T18"> </text:span><text:span text:style-name="T23">são as entradas para a operação.</text:span></text:p>
        <text:p text:style-name="P23"><text:span text:style-name="T23"><text:tab/>E a saída, </text:span><text:span text:style-name="T18">Zero </text:span><text:span text:style-name="T23">1bit, que indica quando o resultado é 0, </text:span><text:span text:style-name="T18">Result</text:span><text:span text:style-name="T23"> 32bits é o resultado da operação e </text:span><text:span text:style-name="T18">Overflow </text:span><text:span text:style-name="T23">1bit indica quando há um estouro de memória nas operações de </text:span><text:span text:style-name="T18">ADD</text:span><text:span text:style-name="T23"> e </text:span><text:span text:style-name="T18">SUB.</text:span></text:p>
        <text:p text:style-name="P23"><text:span text:style-name="T18"><text:tab/></text:span><text:span text:style-name="T24">A figura[</text:span><text:span text:style-name="T25">3</text:span><text:span text:style-name="T24">] abaixo, ilustra a disposição das entradas e saídas:</text:span></text:p>
        <text:p text:style-name="P23"><text:span text:style-name="T18"/></text:p>
        <text:p text:style-name="P22"><draw:frame draw:style-name="fr2" draw:name="Quadro1" text:anchor-type="char" svg:width="2.1681in" draw:z-index="2"><draw:text-box fo:min-height="3.039in"><text:p text:style-name="P34"><draw:frame draw:style-name="fr8" draw:name="Figura 2" text:anchor-type="paragraph" svg:x="0.1417in" svg:y="0.0783in" svg:width="1.8299in" style:rel-width="86%" svg:height="2.4689in" style:rel-height="scale" draw:z-index="3"><draw:image xlink:href="Pictures/100000010000012D000001A7FDFC83972FD60E4B.png" xlink:type="simple" xlink:show="embed" xlink:actuate="onLoad" draw:mime-type="image/png"/></draw:frame>Figura <text:sequence text:ref-name="refFigure2" text:name="Figure" text:formula="ooow:Figure+1" style:num-format="1">3</text:sequence>: ULA</text:p></draw:text-box></draw:frame></text:p>
        <text:p text:style-name="P24"><text:soft-page-break/><text:span text:style-name="T18"><text:tab/></text:span><text:span text:style-name="T24">Do circuito interno segue a figura[</text:span><text:span text:style-name="T25">4</text:span><text:span text:style-name="T24">]:</text:span></text:p>
        <text:p text:style-name="P23"><text:span text:style-name="T24"/></text:p>
        <text:p text:style-name="P23"><text:span text:style-name="T24"><text:s/><text:tab/></text:span><draw:frame draw:style-name="fr1" draw:name="Quadro2" text:anchor-type="char" svg:width="3.1146in" draw:z-index="4"><draw:text-box fo:min-height="2.4835in"><text:p text:style-name="P35"><draw:frame draw:style-name="fr7" draw:name="Figura 3" text:anchor-type="paragraph" svg:width="2.8965in" style:rel-width="93%" svg:height="2.2252in" style:rel-height="scale" draw:z-index="5"><draw:image xlink:href="Pictures/10000001000004F60000038FFAB0996860FD292B.png" xlink:type="simple" xlink:show="embed" xlink:actuate="onLoad" draw:mime-type="image/png"/></draw:frame>Figura <text:sequence text:ref-name="refFigure3" text:name="Figure" text:formula="ooow:Figure+1" style:num-format="1">4</text:sequence>: Circuito interno ULA</text:p></draw:text-box></draw:frame></text:p>
        <text:p text:style-name="P25"><text:tab/></text:p>
        <text:p text:style-name="P25"><text:tab/><text:span text:style-name="T35">Funcionamento do circuito:</text:span></text:p>
        <text:p text:style-name="P25"><text:tab/></text:p>
        <text:p text:style-name="P25"><text:tab/><text:span text:style-name="T25">Sobre a entrada da seleção de operação é utilizado um MUX para multiplexar todos os resultados das operações em uma única saída, assim de acordo com o valor de </text:span><text:span text:style-name="T35">Operação</text:span><text:span text:style-name="T25">, o MUX direciona o valor de resultado de uma operação específica para o </text:span><text:span text:style-name="T35">Result.</text:span></text:p>
        <text:p text:style-name="P25"><text:tab/><text:span text:style-name="T25">Para a saída </text:span><text:span text:style-name="T35">Overflow</text:span><text:span text:style-name="T25">, é utilizado um MUX, a fim de tratar o valor de overflow dependendo da operação que está sendo realizada, neste caso, apenas a operação de ADD e SUB, estão sendo tratas, as demais operações o O</text:span><text:span text:style-name="T35">verflow</text:span><text:span text:style-name="T25">, é constante 0. Para o caso de ADD, quando os sinais são iguais entre A e B, e o sinal do valor resultando é o inverso, tem se o overflow. Na operação SUB, quando os valores dos sinais A e B são distintos, e o sinal do resultado for igual ao sinal de B, temos overflow.</text:span></text:p>
        <text:p text:style-name="P25"><text:span text:style-name="T25"><text:tab/>A saída </text:span><text:span text:style-name="T35">Zero</text:span><text:span text:style-name="T25">, é verificado se todos os valores de </text:span><text:span text:style-name="T35">Result</text:span><text:span text:style-name="T25">, são iguais a 0, utilizando uma porta AND com suas entradas negadas, quando caso algum valor seja 1, sua saída será 0.</text:span></text:p>
        <text:p text:style-name="P25"><text:span text:style-name="T25"/></text:p>
        <text:p text:style-name="P23"><text:span text:style-name="T18"><text:tab/>3.</text:span><text:span text:style-name="T20">2</text:span><text:span text:style-name="T18"> Operações</text:span></text:p>
        <text:p text:style-name="P26"><text:tab/></text:p>
        <text:p text:style-name="P26"><text:tab/>As operações implementadas na ULA, são as seguintes:</text:p>
        <text:p text:style-name="P26"><text:tab/></text:p>
        <text:list text:style-name="L2">
          <text:list-header>
            <text:p text:style-name="P57">AND</text:p>
          </text:list-header>
        </text:list>
        <text:p text:style-name="P40"/>
        <text:p text:style-name="P40"><text:tab/>Utiliza a porta lógica AND: R = A &amp; B.</text:p>
        <text:p text:style-name="P40"><text:span text:style-name="T17"><text:tab/>Operação</text:span>: 0x0</text:p>
        <text:p text:style-name="P40"><text:tab/><text:span text:style-name="T17">Shamt</text:span>: Indiferente</text:p>
        <text:p text:style-name="P40"><text:tab/></text:p>
        <text:p text:style-name="P37"><text:span text:style-name="T23"><text:tab/></text:span><text:span text:style-name="T17">OR</text:span></text:p>
        <text:p text:style-name="P41"><text:tab/></text:p>
        <text:p text:style-name="P37"><text:span text:style-name="T17"><text:tab/></text:span><text:span text:style-name="T23">Utiliza a porta lógica OR: R = A | B.</text:span></text:p>
        <text:p text:style-name="P40"><text:span text:style-name="T17"><text:tab/>Operação</text:span>: 0x1</text:p>
        <text:p text:style-name="P37"><text:span text:style-name="T23"><text:tab/></text:span><text:span text:style-name="T18">Shamt</text:span><text:span text:style-name="T23">: Indiferente</text:span><text:span text:style-name="T17"><text:tab/></text:span></text:p>
        <text:p text:style-name="P37"><text:span text:style-name="T17"/></text:p>
        <text:p text:style-name="P42"><text:tab/></text:p>
        <text:p text:style-name="P43"><text:tab/>NOR</text:p>
        <text:p text:style-name="P41"><text:tab/></text:p>
        <text:p text:style-name="P40"><text:tab/>Utiliza a porta lógica NOR: R = ~(A | B).</text:p>
        <text:p text:style-name="P40"><text:span text:style-name="T17"><text:tab/>Operação</text:span>: 0x2</text:p>
        <text:p text:style-name="P37"><text:span text:style-name="T23"><text:tab/></text:span><text:span text:style-name="T18">Shamt</text:span><text:span text:style-name="T23">: Indiferente</text:span></text:p>
        <text:p text:style-name="P41"><text:tab/></text:p>
        <text:p text:style-name="P41"><text:tab/>XOR</text:p>
        <text:p text:style-name="P37"><text:span text:style-name="T17"/></text:p>
        <text:p text:style-name="P40"><text:tab/>Utiliza a porta lógica XOR: R = A ^ B.</text:p>
        <text:p text:style-name="P40"><text:span text:style-name="T17"><text:tab/>Operação</text:span>: 0x3</text:p>
        <text:p text:style-name="P37"><text:span text:style-name="T23"><text:tab/></text:span><text:span text:style-name="T18">Shamt</text:span><text:span text:style-name="T23">: Indiferente</text:span></text:p>
        <text:p text:style-name="P37"><text:span text:style-name="T17"/></text:p>
        <text:p text:style-name="P41"><text:tab/>SLT</text:p>
        <text:p text:style-name="P37"><text:span text:style-name="T17"/></text:p>
        <text:p text:style-name="P37"><text:span text:style-name="T17"><text:tab/></text:span><text:span text:style-name="T23">Realiza a comparação: R = A &lt; B.</text:span></text:p>
        <text:p text:style-name="P40"><text:span text:style-name="T17"><text:tab/>Operação</text:span>: 0x4</text:p>
        <text:p text:style-name="P37"><text:span text:style-name="T23"><text:tab/></text:span><text:span text:style-name="T18">Shamt</text:span><text:span text:style-name="T23">: Indiferente</text:span></text:p>
        <text:p text:style-name="P37"><text:span text:style-name="T17"/></text:p>
        <text:p text:style-name="P41"><text:tab/>ADD</text:p>
        <text:p text:style-name="P37"><text:span text:style-name="T17"/></text:p>
        <text:p text:style-name="P37"><text:span text:style-name="T17"><text:tab/></text:span><text:span text:style-name="T23">Realiza a soma: R = A + B.</text:span></text:p>
        <text:p text:style-name="P40"><text:span text:style-name="T17"><text:tab/>Operação</text:span>: 0x5</text:p>
        <text:p text:style-name="P37"><text:span text:style-name="T23"><text:tab/></text:span><text:span text:style-name="T18">Shamt</text:span><text:span text:style-name="T23">: Indiferente</text:span><text:span text:style-name="T17"><text:tab/></text:span></text:p>
        <text:p text:style-name="P41"><text:tab/></text:p>
        <text:p text:style-name="P41"><text:tab/>SUB</text:p>
        <text:p text:style-name="P37"><text:span text:style-name="T17"/></text:p>
        <text:p text:style-name="P40"><text:tab/>Realiza a subtração: R = A - B.</text:p>
        <text:p text:style-name="P40"><text:span text:style-name="T17"><text:tab/>Operação</text:span>: 0x<text:span text:style-name="T28">6</text:span></text:p>
        <text:p text:style-name="P37"><text:span text:style-name="T23"><text:tab/></text:span><text:span text:style-name="T18">Shamt</text:span><text:span text:style-name="T23">: Indiferente</text:span></text:p>
        <text:p text:style-name="P37"><text:span text:style-name="T23"/></text:p>
        <text:p text:style-name="P41"><text:tab/>SLL</text:p>
        <text:p text:style-name="P37"><text:span text:style-name="T17"/></text:p>
        <text:p text:style-name="P37"><text:span text:style-name="T17"><text:tab/></text:span><text:span text:style-name="T23">Realiza o deslocamento para esquerda: R = A &lt;&lt; Shamt .</text:span></text:p>
        <text:p text:style-name="P40"><text:span text:style-name="T17"><text:tab/>Operação</text:span>: 0x<text:span text:style-name="T28">7</text:span></text:p>
        <text:p text:style-name="P37"><text:span text:style-name="T23"><text:tab/></text:span><text:span text:style-name="T18">Shamt</text:span><text:span text:style-name="T23">: Quantidade de deslocamento</text:span></text:p>
        <text:p text:style-name="P37"><text:span text:style-name="T17"/></text:p>
        <text:p text:style-name="P41"><text:tab/>SRL </text:p>
        <text:p text:style-name="P37"><text:span text:style-name="T17"/></text:p>
        <text:p text:style-name="P37"><text:span text:style-name="T17"><text:tab/></text:span><text:span text:style-name="T23">Realiza o deslocamento para direita: R = A &gt;&gt; Shamt .</text:span></text:p>
        <text:p text:style-name="P40"><text:span text:style-name="T17"><text:tab/>Operação</text:span>: 0x<text:span text:style-name="T28">8</text:span></text:p>
        <text:p text:style-name="P38"><text:span text:style-name="T23"><text:tab/></text:span><text:span text:style-name="T18">Shamt</text:span><text:span text:style-name="T23">: Quantidade de deslocamento</text:span></text:p>
        <text:p text:style-name="P10"><text:tab/></text:p>
        <text:list text:continue-list="list172331232118198" text:style-name="Numbering_20_1">
          <text:list-header>
            <text:p text:style-name="P54"/>
          </text:list-header>
          <text:list-item>
            <text:p text:style-name="P49">Memória de Instruções</text:p>
          </text:list-item>
        </text:list>
        <text:p text:style-name="P58"/>
        <text:p text:style-name="P60"><text:span text:style-name="T37"><text:tab/></text:span>A memória de instruções do MIPS é uma unidade de memória que armazena as instruções do programa, <text:span text:style-name="T36">e</text:span> é responsável por fornecer a próxima instrução para ser executada pelo processador.</text:p>
        <text:p text:style-name="P61"><text:tab/><text:span text:style-name="T36">O acesso as instruções pode acontecer de maneira aleatória o que define está memória como uma RAM(</text:span><text:span text:style-name="T32">Random Memory Access</text:span><text:span text:style-name="T36">) e ela é de somente leitura. O acesso aos endereços da memória é dado por meio do registrador PC(</text:span><text:span text:style-name="T32">Program Counter</text:span><text:span text:style-name="T36">), onde a cada clock de ciclo é adicionado 4-bits, fornecendo uma nova instrução </text:span><text:soft-page-break/><text:span text:style-name="T36">de 32-bits. A figura [5], ilustra a entrada </text:span><text:span text:style-name="T21">ADD(Address) </text:span><text:span text:style-name="T27">que recebe o endereço que será acessado e a saída </text:span><text:span text:style-name="T21">LI(Load Instruction) </text:span><text:span text:style-name="T27">que é a instrução armazenada no endereço especificado</text:span><text:span text:style-name="T36">.</text:span></text:p>
        <text:p text:style-name="P58"><text:tab/><draw:frame draw:style-name="fr1" draw:name="Frame1" text:anchor-type="char" svg:width="3.1146in" draw:z-index="8"><draw:text-box fo:min-height="2.4835in"><text:p text:style-name="P35"><draw:frame draw:style-name="fr6" draw:name="Image2" text:anchor-type="char" svg:x="0.0752in" svg:y="0.2161in" svg:width="2.9811in" svg:height="2.7409in" draw:z-index="9"><draw:image xlink:href="Pictures/1000000100000150000001350DF5955EF111996B.png" xlink:type="simple" xlink:show="embed" xlink:actuate="onLoad" draw:mime-type="image/png"/></draw:frame></text:p><text:p text:style-name="P35">Figura <text:sequence text:ref-name="refFigure4" text:name="Figure" text:formula="ooow:Figure+1" style:num-format="1">5</text:sequence>: <text:span text:style-name="T36">Memória de Instruções</text:span></text:p></draw:text-box></draw:frame></text:p>
        <text:p text:style-name="P56"><text:span text:style-name="T36"><text:tab/>4</text:span>.1 Circuito</text:p>
        <text:p text:style-name="P58"><text:tab/></text:p>
        <text:p text:style-name="P58"><text:tab/>Para que está memória possa ser implementada no Logisim, foi necessário realizar algumas mudanças de projeto pois o simulador não suporta memórias acima de 24-bits de endereçamento.</text:p>
        <text:p text:style-name="P58"><text:tab/>Sua implementação é simples é utilizado dois distribuidores e uma memória ROM(<text:span text:style-name="T31">Read Only Memory</text:span>). O uso da memória ROM se dá pois está é uma memória que pode ser acessada de maneira aleátorio, assim como a RAM(<text:span text:style-name="T31">Random Access Memory</text:span>), porém não há como escrever nestá memória. </text:p>
        <text:p text:style-name="P59"><text:tab/>São dois os distribuidores utilizados o primeiro serve para separar os 32-bits de entrada, como as memórias no simulador possuem um endereçamento de 24-bits, o segundo distribuidor serve para eliminar os 8-bits restantes mais significativos e utilizar os 24-bits menos significativos. A figura [6] mostra a implementação dessa memória.</text:p>
        <text:p text:style-name="P59"/>
        <text:p text:style-name="P58"><draw:frame draw:style-name="fr1" draw:name="Frame2" text:anchor-type="char" svg:width="3.1146in" draw:z-index="10"><draw:text-box fo:min-height="2.4835in"><text:p text:style-name="P35"><draw:frame draw:style-name="fr6" draw:name="Image3" text:anchor-type="char" svg:x="0in" svg:y="0.0327in" svg:width="3.1146in" svg:height="1.7035in" draw:z-index="11"><draw:image xlink:href="Pictures/10000001000004D0000002A2E069A98455B0A3E4.png" xlink:type="simple" xlink:show="embed" xlink:actuate="onLoad" draw:mime-type="image/png"/></draw:frame>Figura <text:sequence text:ref-name="refFigure5" text:name="Figure" text:formula="ooow:Figure+1" style:num-format="1">6</text:sequence>: Circuito interno <text:span text:style-name="T36">da Memória de Instruções</text:span></text:p></draw:text-box></draw:frame><text:soft-page-break/><text:tab/>Na figura [6] o distribuidor está colocado de maneira a dividir a entrada por 4, isto é feito pois a entrada nas instruções de memória é dado por 4-bits, e para que o acesso possa ser feito na memória ROM sem “pularmos” instruções é necessário realizar está divisão para termos um acesso contínuo. <text:s/></text:p>
        <text:p text:style-name="P58"/>
        <text:list text:continue-numbering="true" text:style-name="Numbering_20_1">
          <text:list-item>
            <text:p text:style-name="P49">Memória de Dados</text:p>
          </text:list-item>
        </text:list>
        <text:p text:style-name="P58"/>
        <text:p text:style-name="P58"><text:tab/>A segunda unidade de memória que encontramos na arquitetura MIPS é o a memória de dados, que como seu nome já diz, armazena os dados que serão usados durante a computação. </text:p>
        <text:p text:style-name="P58"><text:tab/>Assim como a memória de instruções a memória de dados também pode ser acessada de maneira aleatória, com a diferença que a mesma pode ser escrita. Seu acesso é controlado pela unidade de controle, e este componente é utilizado pela ULA e o banco de registradores.</text:p>
        <text:p text:style-name="P58"><text:tab/>A figura [7] ilustra as entradas e saídas dessa unidade. As entradas são:</text:p>
        <text:p text:style-name="P58"><text:span text:style-name="T17">EL</text:span><text:span text:style-name="T22">: </text:span><text:span text:style-name="T34">Effective Address Load, </text:span><text:span text:style-name="T22">entrada de 32-bits que especifícam o endereço no qual os dados serão lidos ou escritos.</text:span></text:p>
        <text:p text:style-name="P58"><text:span text:style-name="T17">WD</text:span><text:span text:style-name="T22">: </text:span><text:span text:style-name="T34">Write Data,</text:span><text:span text:style-name="T17"> </text:span><text:span text:style-name="T22">é</text:span><text:span text:style-name="T17"> </text:span><text:span text:style-name="T22">uma entrada de 32-bits que será escrito no endereço de memória espécificado na entrada </text:span><text:span text:style-name="T17">EL.</text:span></text:p>
        <text:p text:style-name="P59"><text:span text:style-name="T17">MW(MemWrite)</text:span><text:span text:style-name="T22">: </text:span><text:span text:style-name="T34">Memory Write,</text:span><text:span text:style-name="T17"> </text:span><text:span text:style-name="T22">é um bit que ativa a escrita na memória.</text:span></text:p>
        <text:p text:style-name="P58"><text:span text:style-name="T17">MR(MemRead)</text:span><text:span text:style-name="T22">: </text:span><text:span text:style-name="T34">Memory Read,</text:span><text:span text:style-name="T17"> </text:span><text:span text:style-name="T22">é um bit que ativa a leitura da memória.</text:span><text:span text:style-name="T17"><text:tab/></text:span></text:p>
        <text:p text:style-name="P58"><text:s/><draw:frame draw:style-name="fr1" draw:name="Frame3" text:anchor-type="char" svg:width="3.1146in" draw:z-index="12"><draw:text-box fo:min-height="2.4835in"><text:p text:style-name="P35"><draw:frame draw:style-name="fr5" draw:name="Image4" text:anchor-type="char" svg:width="3.1146in" svg:height="2.4118in" draw:z-index="13"><draw:image xlink:href="Pictures/1000000100000167000001162599D6D3D1EEFD6F.png" xlink:type="simple" xlink:show="embed" xlink:actuate="onLoad" draw:mime-type="image/png"/></draw:frame></text:p><text:p text:style-name="P35">Figura <text:sequence text:ref-name="refFigure6" text:name="Figure" text:formula="ooow:Figure+1" style:num-format="1">7</text:sequence>: Circuito <text:span text:style-name="T36">Memória de Dados</text:span></text:p></draw:text-box></draw:frame></text:p>
        <text:p text:style-name="P58"><text:soft-page-break/><text:span text:style-name="T38"><text:tab/>5</text:span><text:span text:style-name="T39">.1 Circuito</text:span></text:p>
        <text:p text:style-name="P58"><text:span text:style-name="T39"><text:tab/></text:span></text:p>
        <text:p text:style-name="P58"><text:span text:style-name="T39"><text:tab/></text:span>Assim como na memória de instruções para a implementação desta memória foi usado dois distribuidores e uma memória RAM, está memória é usada pois poor ser uma memória de dados é possível ler e escrever. </text:p>
        <text:p text:style-name="P58"><text:tab/>Diferente da memória de instruções os distribuidores não foram colocados de maneira a dividir as entradas por 4, porém devido a memória RAM ter um endereçamento de 24-bits é necessário ignorar os bits mais significativos da memória.</text:p>
        <text:p text:style-name="P58"><text:tab/>Além dos distribuidores, a memória RAM também possui outras 2 entradas que são definidas por um bit, o bit de <text:span text:style-name="T31">load </text:span><text:span text:style-name="T40">que define que se o valor na memória será carregado e o bit de </text:span><text:span text:style-name="T31">store </text:span><text:span text:style-name="T40">que define se será escrito um valor na memória. A figura [8] as entradas e suas ligações na memória RAM usada no circuito.</text:span></text:p>
        <text:p text:style-name="P58"><text:span text:style-name="T40"><text:tab/></text:span><draw:frame draw:style-name="fr1" draw:name="Frame4" text:anchor-type="char" svg:width="3.1146in" draw:z-index="14"><draw:text-box fo:min-height="2.4835in"><text:p text:style-name="P35"><draw:frame draw:style-name="fr5" draw:name="Image5" text:anchor-type="char" svg:width="3.1146in" svg:height="2.2398in" draw:z-index="15"><draw:image xlink:href="Pictures/10000001000004500000031A71C497F6B120CBC7.png" xlink:type="simple" xlink:show="embed" xlink:actuate="onLoad" draw:mime-type="image/png"/></draw:frame>Figura <text:sequence text:ref-name="refFigure7" text:name="Figure" text:formula="ooow:Figure+1" style:num-format="1">8</text:sequence>: Circuito interno <text:span text:style-name="T36">da Memória de Dados</text:span></text:p></draw:text-box></draw:frame></text:p>
        <text:p text:style-name="P58"><text:span text:style-name="T40"><text:tab/></text:span></text:p>
        <text:p text:style-name="P58"/>
        <text:list text:continue-numbering="true" text:style-name="Numbering_20_1">
          <text:list-item>
            <text:p text:style-name="P48">Referências</text:p>
          </text:list-item>
        </text:list>
        <text:p text:style-name="P39"><text:span text:style-name="T13">[</text:span><text:span text:style-name="T14">1</text:span><text:span text:style-name="T13">] </text:span>D. A. Patterson and J. L. Hennessy, <text:span text:style-name="T30">Computer organization and design: The hardware/software interface</text:span>. in Morgan Kaufmann series in computer architecture and design. Morgan Kaufmann, 2013. </text:p>
        <text:p text:style-name="P39"/>
        <text:p text:style-name="P39">[<text:span text:style-name="T29">2</text:span>] “Logisim,” www.cburch.com. http://www.cburch.com/logisim/</text:p>
        <text:p text:style-name="P39"/>
        <text:p text:style-name="P39"><text:span text:style-name="T10">[</text:span><text:span text:style-name="T11">3</text:span><text:span text:style-name="T10">] J. L. Hennessy and D. A. Patterson, </text:span><text:span text:style-name="T12">Computer architecture: A quantitative approach</text:span><text:span text:style-name="T10">. in The morgan kaufmann series in computer architecture and design. Elsevier Science, 2017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Subtitle" style:class="chapter">
      <style:paragraph-properties fo:margin-top="0.3335in" fo:margin-bottom="0in" style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1in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1701in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text-indent="0.1701in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pitch="variable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0783in" fo:margin-bottom="0.0398in" style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in" fo:margin-right="0in" fo:margin-top="0.0827in" fo:margin-bottom="0in" style:contextual-spacing="false" fo:line-height="150%" fo:text-align="justify" style:justify-single-word="false" fo:text-indent="0.4925in" style:auto-text-indent="false" style:page-number="auto"/>
      <style:text-properties fo:color="#000000" loext:opacity="100%" style:font-name="Times New Roman2" fo:font-family="'Times New Roman'" style:font-style-name="Regular" style:font-family-generic="roman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in" fo:margin-right="0in" fo:margin-top="0.0783in" fo:margin-bottom="0in" style:contextual-spacing="false" fo:line-height="150%" fo:text-indent="0in" style:auto-text-indent="false" style:shadow="none">
        <style:tab-stops/>
      </style:paragraph-properties>
      <style:text-properties style:font-name="Times New Roman2" fo:font-family="'Times New Roman'" style:font-style-name="Regular" style:font-family-generic="roman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3154in" fo:margin-right="0.3154in" fo:margin-top="0.0835in" fo:margin-bottom="0.0835in" style:contextual-spacing="false" fo:text-align="center" style:justify-single-word="false" fo:text-indent="0in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1965in" fo:margin-right="0in" fo:margin-top="0.0827in" fo:margin-bottom="0in" style:contextual-spacing="false" fo:text-align="justify" style:justify-single-word="false" fo:text-indent="-0.1965in" style:auto-text-indent="false" style:page-number="auto">
        <style:tab-stops/>
      </style:paragraph-properties>
      <style:text-properties fo:color="#000000" loext:opacity="100%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in" fo:margin-right="0in" fo:margin-top="0in" fo:margin-bottom="0.1965in" style:contextual-spacing="false" fo:line-height="100%" fo:text-align="justify" style:justify-single-word="false" fo:text-indent="0in" style:auto-text-indent="false"/>
    </style:style>
    <style:style style:name="SBC_3a_paragraph" style:display-name="SBC:paragraph" style:family="paragraph" style:parent-style-name="Standard" style:master-page-name="">
      <style:paragraph-properties fo:margin-left="0in" fo:margin-right="0in" fo:margin-top="0.0827in" fo:margin-bottom="0in" style:contextual-spacing="false" fo:text-align="justify" style:justify-single-word="false" fo:text-indent="0.4925in" style:auto-text-indent="false" style:page-number="auto"/>
      <style:text-properties fo:color="#000000" loext:opacity="100%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0398in" fo:margin-right="0in" fo:margin-top="0.1654in" fo:margin-bottom="0.0783in" style:contextual-spacing="false" fo:text-indent="0in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0398in" fo:margin-right="0in" fo:text-indent="0in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in" fo:margin-right="0in" fo:margin-top="0.0827in" fo:margin-bottom="0in" style:contextual-spacing="false" fo:text-indent="0in" style:auto-text-indent="false"/>
      <style:text-properties style:font-name="Times New Roman1" fo:font-family="'Times New Roman'" style:font-style-name="Normal" style:font-family-generic="roman" style:font-pitch="variable"/>
    </style:style>
    <style:style style:name="IEEE_20_Author_20_Email" style:display-name="IEEE Author Email" style:family="paragraph" style:next-style-name="IEEE_20_Author_20_Affiliation">
      <style:paragraph-properties fo:margin-top="0in" fo:margin-bottom="0.0417in" style:contextual-spacing="false" fo:text-align="center" style:justify-single-word="false" fo:orphans="2" fo:widows="2"/>
      <style:text-properties style:use-window-font-color="true" loext:opacity="0%" style:font-name="Courier" fo:font-family="Courier" style:font-family-generic="modern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in" fo:margin-bottom="0.0417in" style:contextual-spacing="false" fo:text-align="center" style:justify-single-word="false"/>
      <style:text-properties fo:font-size="10pt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0835in" fo:margin-bottom="0.0835in" style:contextual-spacing="false" fo:text-align="center" style:justify-single-word="false" style:snap-to-layout-grid="false"/>
      <style:text-properties fo:font-size="11pt" style:font-name-asian="Times New Roman" style:font-family-asian="'Times New Roman'" style:font-family-generic-asian="roman" style:font-pitch-asian="variable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in" fo:border-left="none" fo:border-right="none" fo:border-top="none" fo:border-bottom="0.51pt solid #000000" style:shadow="none"/>
      <style:text-properties fo:language="pt" fo:country="BR" officeooo:paragraph-rsid="001fed77"/>
    </style:style>
    <style:style style:name="MP2" style:family="paragraph" style:parent-style-name="Footer">
      <style:paragraph-properties fo:text-align="center" style:justify-single-word="false" fo:padding="0in" fo:border-left="none" fo:border-right="none" fo:border-top="0.51pt solid #000000" fo:border-bottom="none" style:shadow="none"/>
      <style:text-properties fo:language="pt" fo:country="BR"/>
    </style:style>
    <style:style style:name="MP3" style:family="paragraph" style:parent-style-name="Header">
      <style:text-properties fo:language="pt" fo:country="BR"/>
    </style:style>
    <style:style style:name="MP4" style:family="paragraph" style:parent-style-name="Footer">
      <style:text-properties fo:language="pt" fo:country="BR"/>
    </style:style>
    <style:style style:name="MT1" style:family="text">
      <style:text-properties officeooo:rsid="00259790"/>
    </style:style>
    <style:style style:name="MT2" style:family="text">
      <style:text-properties officeooo:rsid="0026b046"/>
    </style:style>
    <style:style style:name="MT3" style:family="text">
      <style:text-properties officeooo:rsid="001fed77"/>
    </style:style>
    <style:style style:name="MT4" style:family="text">
      <style:text-properties officeooo:rsid="002281a7"/>
    </style:style>
    <style:style style:name="MT5" style:family="text">
      <style:text-properties officeooo:rsid="001f9381"/>
    </style:style>
    <style:style style:name="MT6" style:family="text">
      <style:text-properties officeooo:rsid="00203626"/>
    </style:style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shadow="none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rquitetura de Compu</text:span><text:span text:style-name="MT2">­</text:span><text:span text:style-name="MT1">tadores</text:span><text:tab/><text:tab/><text:span text:style-name="MT3">BCC</text:span><text:span text:style-name="MT4">2003</text:span><text:span text:style-name="MT3"> </text:span><text:span text:style-name="MT5">– </text:span><text:span text:style-name="MT6">Arquitetura e Organização de Computadores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title>Modelo de Artigo</dc:title>
    <meta:initial-creator>rogerio</meta:initial-creator>
    <meta:creation-date>2008-06-04T09:56:03</meta:creation-date>
    <dc:date>2023-10-21T17:23:29.250044200</dc:date>
    <meta:editing-cycles>339</meta:editing-cycles>
    <meta:editing-duration>P2DT14H53M58S</meta:editing-duration>
    <meta:print-date>2023-10-16T21:46:09.638000000</meta:print-date>
    <meta:printed-by>Arquivos PDF</meta:printed-by>
    <meta:document-statistic meta:table-count="1" meta:image-count="8" meta:object-count="0" meta:page-count="8" meta:paragraph-count="160" meta:word-count="1612" meta:character-count="9760" meta:non-whitespace-character-count="8202"/>
    <meta:user-defined meta:name="Informações 1"/>
    <meta:user-defined meta:name="Informações 2"/>
    <meta:user-defined meta:name="Informações 3"/>
    <meta:user-defined meta:name="Informações 4"/>
  </office:meta>
</office:document-meta>
</file>